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text-properties fo:color="#c4a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(base) <text:span text:style-name="T1">recruit@recruit-ThinkCentre-M73</text:span>:~/workspace/Git <text:span text:style-name="T2">Basic Exercises/git-basic-exercises</text:span>$ git checkout master</text:p>
      <text:p text:style-name="Preformatted_20_Text">Switched to branch &amp;apos;master&amp;apos;</text:p>
      <text:p text:style-name="Preformatted_20_Text">(base) <text:span text:style-name="T1">recruit@recruit-ThinkCentre-M73</text:span>:~/workspace/Git <text:span text:style-name="T2">Basic Exercises/git-basic-exercises</text:span>$ git merge milkshake-flavours</text:p>
      <text:p text:style-name="Preformatted_20_Text">Updating 905a709..f0551b0</text:p>
      <text:p text:style-name="Preformatted_20_Text">Fast-forward</text:p>
      <text:p text:style-name="Preformatted_20_Text"><text:s/>milkshakes.md | 3 <text:span text:style-name="T4">+++</text:span></text:p>
      <text:p text:style-name="Preformatted_20_Text"><text:s/>1 file changed, 3 insertions(+)</text:p>
      <text:p text:style-name="Preformatted_20_Text"><text:s/>create mode 100644 milkshakes.md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milkshakes.md <text:s/>README.md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f0551b06ba79cdc41b43b97244ccacc8037304fe (</text:span><text:span text:style-name="T6">HEAD -&gt; </text:span><text:span text:style-name="T1">master</text:span><text:span text:style-name="T5">, </text:span><text:span text:style-name="T1">milkshake-flavours</text:span><text:span text:style-name="T5">)</text:span></text:p>
      <text:p text:style-name="Preformatted_20_Text">Author: Khwathisi &lt;godfrey.khwathisi@umuzi.org&gt;</text:p>
      <text:p text:style-name="Preformatted_20_Text">Date: <text:s text:c="2"/>Mon Jan 20 10:52:04 2020 +0200</text:p>
      <text:p text:style-name="Preformatted_20_Text"/>
      <text:p text:style-name="Preformatted_20_Text"><text:s text:c="4"/>added initial flavours</text:p>
      <text:p text:style-name="Preformatted_20_Text"/>
      <text:p text:style-name="Preformatted_20_Text"><text:span text:style-name="T5">commit 905a709399c03c204ce979a6711e1e045bf9af86 (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~/workspace/Git <text:span text:style-name="T2">Basic Exercises/git-basic-exercises</text:span>$ git merge history</text:p>
      <text:p text:style-name="Preformatted_20_Text">Merge made by the &amp;apos;recursive&amp;apos; strategy.</text:p>
      <text:p text:style-name="Preformatted_20_Text"><text:s/>README.md <text:s text:c="2"/>| <text:s text:c="2"/>2 <text:span text:style-name="T4">+</text:span><text:span text:style-name="T3">-</text:span></text:p>
      <text:p text:style-name="Preformatted_20_Text"><text:s/>history.txt | 559 <text:span text:style-name="T4">+++++++++++++++++++++++++++++++++++</text:span></text:p>
      <text:p text:style-name="Preformatted_20_Text"><text:s/>2 files changed, 560 insertions(+), 1 deletion(-)</text:p>
      <text:p text:style-name="Preformatted_20_Text"><text:s/>create mode 100644 history.txt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history.txt <text:s/>milkshakes.md <text:s/>README.md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bfca873a618e7ee24c48cb5897fc217df7d2adc4 (</text:span><text:span text:style-name="T6">HEAD -&gt; </text:span><text:span text:style-name="T1">master</text:span><text:span text:style-name="T5">)</text:span></text:p>
      <text:p text:style-name="Preformatted_20_Text">Merge: f0551b0 ccd28da</text:p>
      <text:p text:style-name="Preformatted_20_Text">Author: Khwathisi &lt;godfrey.khwathisi@umuzi.org&gt;</text:p>
      <text:p text:style-name="Preformatted_20_Text">Date: <text:s text:c="2"/>Mon Jan 20 11:17:13 2020 +0200</text:p>
      <text:p text:style-name="Preformatted_20_Text"/>
      <text:p text:style-name="Preformatted_20_Text"><text:s text:c="4"/>Merge branch &amp;apos;history&amp;apos;</text:p>
      <text:p text:style-name="Preformatted_20_Text"/>
      <text:p text:style-name="Preformatted_20_Text"><text:span text:style-name="T5">commit ccd28da12b3d5aa4b1face62a289c90bd04ad082 (</text:span><text:span text:style-name="T1">history</text:span><text:span text:style-name="T5">)</text:span></text:p>
      <text:p text:style-name="Preformatted_20_Text">Author: Khwathisi &lt;godfrey.khwathisi@umuzi.org&gt;</text:p>
      <text:p text:style-name="Preformatted_20_Text">Date: <text:s text:c="2"/>Mon Jan 20 11:07:13 2020 +0200</text:p>
      <text:p text:style-name="Preformatted_20_Text"/>
      <text:p text:style-name="Preformatted_20_Text"><text:s text:c="4"/>rewrote readme</text:p>
      <text:p text:style-name="Preformatted_20_Text"/>
      <text:p text:style-name="P2">commit 317fcb8cbe0027be6289d7a26f0658b2bbc0b3cb</text:p>
      <text:p text:style-name="Preformatted_20_Text">Author: Khwathisi &lt;godfrey.khwathisi@umuzi.org&gt;</text:p>
      <text:p text:style-name="Preformatted_20_Text">Date: <text:s text:c="2"/>Mon Jan 20 10:59:34 2020 +0200</text:p>
      <text:p text:style-name="Preformatted_20_Text"/>
      <text:p text:style-name="Preformatted_20_Text"><text:s text:c="4"/>added history</text:p>
      <text:p text:style-name="Preformatted_20_Text"/>
      <text:p text:style-name="Preformatted_20_Text"><text:soft-page-break/><text:span text:style-name="T5">commit f0551b06ba79cdc41b43b97244ccacc8037304fe (</text:span><text:span text:style-name="T1">milkshake-flavours</text:span><text:span text:style-name="T5">)</text:span></text:p>
      <text:p text:style-name="Preformatted_20_Text">Author: Khwathisi &lt;godfrey.khwathisi@umuzi.org&gt;</text:p>
      <text:p text:style-name="Preformatted_20_Text">Date: <text:s text:c="2"/>Mon Jan 20 10:52:04 2020 +0200</text:p>
      <text:p text:style-name="Preformatted_20_Text"/>
      <text:p text:style-name="Preformatted_20_Text"><text:s text:c="4"/>added initial flavours</text:p>
      <text:p text:style-name="Preformatted_20_Text"/>
      <text:p text:style-name="Preformatted_20_Text"><text:span text:style-name="T5">commit 905a709399c03c204ce979a6711e1e045bf9af86 (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(base) <text:span text:style-name="T1">recruit@recruit-ThinkCentre-M73</text:span>:~/workspace/Git <text:span text:style-name="T2">Basic Exercises/git-basic-exercises</text:span>$ git checkout history</text:p>
      <text:p text:style-name="Preformatted_20_Text">Switched to branch &amp;apos;history&amp;apos;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ccd28da12b3d5aa4b1face62a289c90bd04ad082 (</text:span><text:span text:style-name="T6">HEAD -&gt; </text:span><text:span text:style-name="T1">history</text:span><text:span text:style-name="T5">)</text:span></text:p>
      <text:p text:style-name="Preformatted_20_Text">Author: Khwathisi &lt;godfrey.khwathisi@umuzi.org&gt;</text:p>
      <text:p text:style-name="Preformatted_20_Text">Date: <text:s text:c="2"/>Mon Jan 20 11:07:13 2020 +0200</text:p>
      <text:p text:style-name="Preformatted_20_Text"/>
      <text:p text:style-name="Preformatted_20_Text"><text:s text:c="4"/>rewrote readme</text:p>
      <text:p text:style-name="Preformatted_20_Text"/>
      <text:p text:style-name="P2">commit 317fcb8cbe0027be6289d7a26f0658b2bbc0b3cb</text:p>
      <text:p text:style-name="Preformatted_20_Text">Author: Khwathisi &lt;godfrey.khwathisi@umuzi.org&gt;</text:p>
      <text:p text:style-name="Preformatted_20_Text">Date: <text:s text:c="2"/>Mon Jan 20 10:59:34 2020 +0200</text:p>
      <text:p text:style-name="Preformatted_20_Text"/>
      <text:p text:style-name="Preformatted_20_Text"><text:s text:c="4"/>added history</text:p>
      <text:p text:style-name="Preformatted_20_Text"/>
      <text:p text:style-name="Preformatted_20_Text"><text:span text:style-name="T5">commit 905a709399c03c204ce979a6711e1e045bf9af86 (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~/workspace/Git <text:span text:style-name="T2">Basic Exercises/git-basic-exercises</text:span>$ git checkout milkshake-flavours</text:p>
      <text:p text:style-name="Preformatted_20_Text">Switched to branch &amp;apos;milkshake-flavours&amp;apos;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f0551b06ba79cdc41b43b97244ccacc8037304fe (</text:span><text:span text:style-name="T6">HEAD -&gt; </text:span><text:span text:style-name="T1">milkshake-flavours</text:span><text:span text:style-name="T5">)</text:span></text:p>
      <text:p text:style-name="Preformatted_20_Text">Author: Khwathisi &lt;godfrey.khwathisi@umuzi.org&gt;</text:p>
      <text:p text:style-name="Preformatted_20_Text">Date: <text:s text:c="2"/>Mon Jan 20 10:52:04 2020 +0200</text:p>
      <text:p text:style-name="Preformatted_20_Text"/>
      <text:p text:style-name="Preformatted_20_Text"><text:s text:c="4"/>added initial flavours</text:p>
      <text:p text:style-name="Preformatted_20_Text"/>
      <text:p text:style-name="Preformatted_20_Text"><text:span text:style-name="T5">commit 905a709399c03c204ce979a6711e1e045bf9af86 (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<text:soft-page-break/>(base) <text:span text:style-name="T1">recruit@recruit-ThinkCentre-M73</text:span>:<text:span text:style-name="T2">~/workspace/Git Basic Exercises/git-basic-exercises</text:span>$ git checkout history</text:p>
      <text:p text:style-name="Preformatted_20_Text">Switched to branch &amp;apos;history&amp;apos;</text:p>
      <text:p text:style-name="Preformatted_20_Text">(base) <text:span text:style-name="T1">recruit@recruit-ThinkCentre-M73</text:span>:<text:span text:style-name="T2">~/workspace/Git Basic Exercises/git-basic-exercises</text:span>$ git merge master</text:p>
      <text:p text:style-name="Preformatted_20_Text">Updating ccd28da..bfca873</text:p>
      <text:p text:style-name="Preformatted_20_Text">Fast-forward</text:p>
      <text:p text:style-name="Preformatted_20_Text"><text:s/>milkshakes.md | 3 <text:span text:style-name="T4">+++</text:span></text:p>
      <text:p text:style-name="Preformatted_20_Text"><text:s/>1 file changed, 3 insertions(+)</text:p>
      <text:p text:style-name="Preformatted_20_Text"><text:s/>create mode 100644 milkshakes.md</text:p>
      <text:p text:style-name="Preformatted_20_Text">(base) <text:span text:style-name="T1">recruit@recruit-ThinkCentre-M73</text:span>:<text:span text:style-name="T2">~/workspace/Git Basic Exercises/git-basic-exercises</text:span>$ git checkout master </text:p>
      <text:p text:style-name="Preformatted_20_Text">Switched to branch &amp;apos;master&amp;apos;</text:p>
      <text:p text:style-name="Preformatted_20_Text">(base) <text:span text:style-name="T1">recruit@recruit-ThinkCentre-M73</text:span>:<text:span text:style-name="T2">~/workspace/Git Basic Exercises/git-basic-exercises</text:span>$ git log</text:p>
      <text:p text:style-name="Preformatted_20_Text"><text:span text:style-name="T5">commit bfca873a618e7ee24c48cb5897fc217df7d2adc4 (</text:span><text:span text:style-name="T6">HEAD -&gt; </text:span><text:span text:style-name="T1">master</text:span><text:span text:style-name="T5">, </text:span><text:span text:style-name="T1">history</text:span><text:span text:style-name="T5">)</text:span></text:p>
      <text:p text:style-name="Preformatted_20_Text">Merge: f0551b0 ccd28da</text:p>
      <text:p text:style-name="Preformatted_20_Text">Author: Khwathisi &lt;godfrey.khwathisi@umuzi.org&gt;</text:p>
      <text:p text:style-name="Preformatted_20_Text">Date: <text:s text:c="2"/>Mon Jan 20 11:17:13 2020 +0200</text:p>
      <text:p text:style-name="Preformatted_20_Text"/>
      <text:p text:style-name="Preformatted_20_Text"><text:s text:c="4"/>Merge branch &amp;apos;history&amp;apos;</text:p>
      <text:p text:style-name="Preformatted_20_Text"/>
      <text:p text:style-name="P2">commit ccd28da12b3d5aa4b1face62a289c90bd04ad082</text:p>
      <text:p text:style-name="Preformatted_20_Text">Author: Khwathisi &lt;godfrey.khwathisi@umuzi.org&gt;</text:p>
      <text:p text:style-name="Preformatted_20_Text">Date: <text:s text:c="2"/>Mon Jan 20 11:07:13 2020 +0200</text:p>
      <text:p text:style-name="Preformatted_20_Text"/>
      <text:p text:style-name="Preformatted_20_Text"><text:s text:c="4"/>rewrote readme</text:p>
      <text:p text:style-name="Preformatted_20_Text"/>
      <text:p text:style-name="P2">commit 317fcb8cbe0027be6289d7a26f0658b2bbc0b3cb</text:p>
      <text:p text:style-name="Preformatted_20_Text">Author: Khwathisi &lt;godfrey.khwathisi@umuzi.org&gt;</text:p>
      <text:p text:style-name="Preformatted_20_Text">Date: <text:s text:c="2"/>Mon Jan 20 10:59:34 2020 +0200</text:p>
      <text:p text:style-name="Preformatted_20_Text"/>
      <text:p text:style-name="Preformatted_20_Text"><text:s text:c="4"/>added history</text:p>
      <text:p text:style-name="Preformatted_20_Text"/>
      <text:p text:style-name="Preformatted_20_Text"><text:span text:style-name="T5">commit f0551b06ba79cdc41b43b97244ccacc8037304fe (</text:span><text:span text:style-name="T1">milkshake-flavours</text:span><text:span text:style-name="T5">)</text:span></text:p>
      <text:p text:style-name="Preformatted_20_Text">Author: Khwathisi &lt;godfrey.khwathisi@umuzi.org&gt;</text:p>
      <text:p text:style-name="Preformatted_20_Text">Date: <text:s text:c="2"/>Mon Jan 20 10:52:04 2020 +0200</text:p>
      <text:p text:style-name="Preformatted_20_Text"/>
      <text:p text:style-name="Preformatted_20_Text"><text:s text:c="4"/>added initial flavours</text:p>
      <text:p text:style-name="Preformatted_20_Text"/>
      <text:p text:style-name="Preformatted_20_Text"><text:span text:style-name="T5">commit 905a709399c03c204ce979a6711e1e045bf9af86 (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>(base) <text:span text:style-name="T1">recruit@recruit-ThinkCentre-M73</text:span>:<text:span text:style-name="T2">~/workspace/Git Basic Exercises/git-basic-exercises</text:span>$ 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history.txt <text:s/>milkshakes.md <text:s/>README.md</text:p>
      <text:p text:style-name="P3">(base) <text:span text:style-name="T1">recruit@recruit-ThinkCentre-M73</text:span>:<text:span text:style-name="T2">~/workspace/Git Basic Exercises/git-basic-exercises</text:span>$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3.187806513</meta:creation-date>
    <dc:date>2020-01-20T11:23:44.818190992</dc:date>
    <meta:editing-duration>PT52M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128" meta:word-count="528" meta:character-count="6177" meta:non-whitespace-character-count="5633"/>
  </office:meta>
</office:document-meta>
</file>